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62a29" officeooo:paragraph-rsid="00062a29"/>
    </style:style>
    <style:style style:name="P2" style:family="paragraph" style:parent-style-name="Standard">
      <style:text-properties style:text-underline-style="solid" style:text-underline-width="auto" style:text-underline-color="font-color" officeooo:rsid="00062a29" officeooo:paragraph-rsid="00062a29"/>
    </style:style>
    <style:style style:name="P3" style:family="paragraph" style:parent-style-name="Standard">
      <style:text-properties fo:font-style="normal" officeooo:rsid="0007e496" officeooo:paragraph-rsid="0007e496" style:font-style-asian="normal" style:font-style-complex="normal"/>
    </style:style>
    <style:style style:name="P4" style:family="paragraph" style:parent-style-name="Standard">
      <style:text-properties fo:font-style="normal" style:text-underline-style="solid" style:text-underline-width="auto" style:text-underline-color="font-color" officeooo:rsid="00062a29" officeooo:paragraph-rsid="00062a29" style:font-style-asian="normal" style:font-style-complex="normal"/>
    </style:style>
    <style:style style:name="P5" style:family="paragraph" style:parent-style-name="Standard">
      <style:text-properties fo:font-style="normal" style:text-underline-style="solid" style:text-underline-width="auto" style:text-underline-color="font-color" officeooo:rsid="0009d930" officeooo:paragraph-rsid="0009d930" style:font-style-asian="normal" style:font-style-complex="normal"/>
    </style:style>
    <style:style style:name="P6" style:family="paragraph" style:parent-style-name="Standard">
      <style:text-properties fo:font-style="normal" style:text-underline-style="solid" style:text-underline-width="auto" style:text-underline-color="font-color" officeooo:rsid="0011332b" officeooo:paragraph-rsid="0011332b" style:font-style-asian="normal" style:font-style-complex="normal"/>
    </style:style>
    <style:style style:name="P7" style:family="paragraph" style:parent-style-name="Standard">
      <style:text-properties fo:font-style="normal" style:text-underline-style="none" officeooo:rsid="0009d930" officeooo:paragraph-rsid="000cea41" style:font-style-asian="normal" style:font-style-complex="normal"/>
    </style:style>
    <style:style style:name="P8" style:family="paragraph" style:parent-style-name="Standard">
      <style:text-properties fo:font-style="normal" style:text-underline-style="none" officeooo:rsid="0009d930" officeooo:paragraph-rsid="000f84f8" style:font-style-asian="normal" style:font-style-complex="normal"/>
    </style:style>
    <style:style style:name="P9" style:family="paragraph" style:parent-style-name="Standard">
      <style:text-properties fo:font-style="normal" style:text-underline-style="none" officeooo:rsid="000cea41" officeooo:paragraph-rsid="000cea41" style:font-style-asian="normal" style:font-style-complex="normal"/>
    </style:style>
    <style:style style:name="P10" style:family="paragraph" style:parent-style-name="Standard">
      <style:text-properties fo:font-style="normal" style:text-underline-style="none" officeooo:rsid="000f84f8" officeooo:paragraph-rsid="000f84f8" style:font-style-asian="normal" style:font-style-complex="normal"/>
    </style:style>
    <style:style style:name="P11" style:family="paragraph" style:parent-style-name="Standard">
      <style:text-properties fo:font-style="normal" style:text-underline-style="none" officeooo:rsid="00135438" officeooo:paragraph-rsid="00135438" style:font-style-asian="normal" style:font-style-complex="normal"/>
    </style:style>
    <style:style style:name="P12" style:family="paragraph" style:parent-style-name="Standard">
      <style:text-properties fo:font-style="italic" officeooo:rsid="00062a29" officeooo:paragraph-rsid="00062a29" style:font-style-asian="italic" style:font-style-complex="italic"/>
    </style:style>
    <style:style style:name="P13" style:family="paragraph" style:parent-style-name="Standard">
      <style:text-properties fo:font-style="normal" style:text-underline-style="none" officeooo:rsid="000bcd2e" officeooo:paragraph-rsid="000cea41" style:font-style-asian="normal" style:font-style-complex="normal"/>
    </style:style>
    <style:style style:name="P14" style:family="paragraph" style:parent-style-name="Standard">
      <style:text-properties fo:font-style="normal" style:text-underline-style="none" officeooo:rsid="000cea41" officeooo:paragraph-rsid="000cea41" style:font-style-asian="normal" style:font-style-complex="normal"/>
    </style:style>
    <style:style style:name="P15" style:family="paragraph" style:parent-style-name="Standard">
      <style:text-properties fo:font-style="normal" style:text-underline-style="none" officeooo:rsid="00135438" officeooo:paragraph-rsid="0017046d" style:font-style-asian="normal" style:font-style-complex="normal"/>
    </style:style>
    <style:style style:name="P16" style:family="paragraph" style:parent-style-name="Standard">
      <style:text-properties fo:font-style="normal" style:text-underline-style="none" officeooo:rsid="0017046d" officeooo:paragraph-rsid="0017046d" style:font-style-asian="normal" style:font-style-complex="normal"/>
    </style:style>
    <style:style style:name="P17" style:family="paragraph" style:parent-style-name="Standard">
      <style:text-properties fo:font-style="normal" officeooo:rsid="0007e496" officeooo:paragraph-rsid="0017046d" style:font-style-asian="normal" style:font-style-complex="normal"/>
    </style:style>
    <style:style style:name="P18" style:family="paragraph" style:parent-style-name="Standard">
      <style:text-properties style:text-underline-style="solid" style:text-underline-width="auto" style:text-underline-color="font-color" officeooo:rsid="00062a29" officeooo:paragraph-rsid="00062a29"/>
    </style:style>
    <style:style style:name="P19" style:family="paragraph" style:parent-style-name="Standard">
      <style:text-properties fo:font-size="14pt" style:text-underline-style="solid" style:text-underline-width="auto" style:text-underline-color="font-color" officeooo:rsid="001a4e19" officeooo:paragraph-rsid="001a4e19" style:font-size-asian="14pt" style:font-size-complex="14pt"/>
    </style:style>
    <style:style style:name="T1" style:family="text">
      <style:text-properties fo:font-style="italic" style:font-style-asian="italic" style:font-style-complex="italic"/>
    </style:style>
    <style:style style:name="T2" style:family="text">
      <style:text-properties officeooo:rsid="000bcd2e"/>
    </style:style>
    <style:style style:name="T3" style:family="text">
      <style:text-properties officeooo:rsid="000f84f8"/>
    </style:style>
    <style:style style:name="T4" style:family="text">
      <style:text-properties officeooo:rsid="0014de4a"/>
    </style:style>
    <style:style style:name="T5" style:family="text">
      <style:text-properties officeooo:rsid="0015165a"/>
    </style:style>
    <style:style style:name="T6" style:family="text">
      <style:text-properties officeooo:rsid="0015ad2d"/>
    </style:style>
    <style:style style:name="T7" style:family="text">
      <style:text-properties officeooo:rsid="0017046d"/>
    </style:style>
    <style:style style:name="T8" style:family="text">
      <style:text-properties style:text-position="super 58%" officeooo:rsid="0017046d"/>
    </style:style>
    <style:style style:name="T9" style:family="text">
      <style:text-properties style:text-position="0% 100%" officeooo:rsid="0015ad2d"/>
    </style:style>
    <style:style style:name="T10" style:family="text">
      <style:text-properties style:text-position="0% 100%" officeooo:rsid="0017046d"/>
    </style:style>
    <style:style style:name="T11" style:family="text">
      <style:text-properties style:text-position="0% 100%" officeooo:rsid="0018f7b7"/>
    </style:style>
    <style:style style:name="T12" style:family="text">
      <style:text-properties officeooo:rsid="0018f7b7"/>
    </style:style>
    <style:style style:name="T13" style:family="text">
      <style:text-properties officeooo:rsid="001a3b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rrelation of the fission yeast transcriptome and proteome during meiosis and sporulation</text:p>
      <text:p text:style-name="P2"/>
      <text:p text:style-name="P2">Aim:</text:p>
      <text:p text:style-name="P1">The <text:span text:style-name="T4">goal of the </text:span>project <text:span text:style-name="T4">is to</text:span> correlat<text:span text:style-name="T4">e</text:span> mRNA levels to protein levels through the time course of meiosis in the fission ye<text:span text:style-name="T4">as</text:span>t <text:span text:style-name="T1">S.pombe</text:span></text:p>
      <text:p text:style-name="P12"/>
      <text:p text:style-name="P4">Background:</text:p>
      <text:p text:style-name="P17">Differential gene expression during sexual differentiation in fission has been extensively studied and revealed expression programs ensuring the ordered progression throughout meiosis <text:span text:style-name="T7">(1)</text:span>. However, regulation <text:span text:style-name="T5">of biological processes </text:span>is not limited to gene expression control, but involves also downstream events such as <text:span text:style-name="T5">modulation of </text:span>translation, or protein stability. <text:span text:style-name="T6">A recent study has characterized the association of mRNA with ribososmes which allows to investigate the translational landscape on this process (2). To adress more specifically the role of protein stability, we characterized the fission yeast proteome throughout meiosis. The abundance of individual proteins has been determined relative to a common internal standard (Stable-isotope labelling by amino acids in cell culture SILAC) in three independent experiments (triplicata). The Hotelling </text:span><text:span text:style-name="T9">T</text:span><text:span text:style-name="T8">2 </text:span><text:span text:style-name="T9"><text:s/></text:span><text:span text:style-name="T10">statistic allowed us to rank the proteins according to their </text:span><text:span text:style-name="T11">temporal abundance changes. Significantly varying p</text:span><text:span text:style-name="T12">roteins were assigned into 8 different clusters according to their profiles using a template matching strategy.</text:span></text:p>
      <text:p text:style-name="P3"/>
      <text:p text:style-name="P5">Experimental design:</text:p>
      <text:p text:style-name="P8">To compare mRNA level profiles throughout meiosis to protein level profiles, mRNA <text:span text:style-name="T3">data (microarray data through meiotic differentiation) </text:span>will have to be extracted and formatted appropriately from the <text:span text:style-name="T3">Bähler lab research site (http://bahlerweb.cs.ucl.ac.uk/projects/sexualdifferentiation/meiosis/)</text:span>, whereas protein level data will be provided <text:span text:style-name="T7">as results from an ongoing study in the Simanis lab (SV)</text:span>. <text:span text:style-name="T2">Correlation of the two time course data sets (expressed in log2 of the ratio) shall be performed (as in 3). Data shall then be analyzed to answer the following questions: </text:span></text:p>
      <text:p text:style-name="P10">1. Is there a correlation between mRNA and protein levels in the time course?</text:p>
      <text:p text:style-name="P13"><text:span text:style-name="T7">2</text:span>. Is there a delay between mRNA versus protein accumulation (performed on the subset of genes showing an increase in protein levels) ?</text:p>
      <text:p text:style-name="P9"><text:span text:style-name="T7">3</text:span>. Does a decrease in protein level correlate to a decrease in mRNA levels; extract those genes that do not follow this rule. Do these proteins contain a degradation motif (D-box or KEN-box)? (Blast on automated recovery of amino acid sequence in the pombase (http://www.pombase.org/)</text:p>
      <text:p text:style-name="P9"><text:span text:style-name="T7">4</text:span>. Extract genes whose profiles do not correlate. Do they belong to a specific cluster?</text:p>
      <text:p text:style-name="P7"/>
      <text:p text:style-name="P6">References:</text:p>
      <text:p text:style-name="P6"/>
      <text:p text:style-name="P15"><text:span text:style-name="T7">1. </text:span>Mata J., R. Lyne, G. Burns and J. Bähler, 2002, The transcriptional program of meiosis and sporulation in fission yeast, Nature Genetics 32, 143-147.</text:p>
      <text:p text:style-name="P15"/>
      <text:p text:style-name="P16">2. <text:span text:style-name="T13">Duncan C.D.S. and J. Mata, 2014, The translational landscape of fission-yeast meiosis and sporulation, Nature Struc. &amp; Mol.Biol. 21, 641-647.</text:span></text:p>
      <text:p text:style-name="P11"/>
      <text:p text:style-name="P11"><text:span text:style-name="T7">3. </text:span>Murphy J.P., E Stapanova, R.A. Everley, J.A. Paulo and S.P. Gygi, 2015, Comprehensive temporal protein dynamics durind the diauxic shift in Saccharomyces cerevisiae, Mol.&amp;Cell. Proteomics 14.9, 2454-25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app </meta:initial-creator>
    <meta:creation-date>2016-10-19T10:02:45.401797058</meta:creation-date>
    <dc:date>2016-10-20T16:13:03.294574169</dc:date>
    <dc:creator>krapp </dc:creator>
    <meta:editing-duration>PT2H57M34S</meta:editing-duration>
    <meta:editing-cycles>15</meta:editing-cycles>
    <meta:generator>LibreOffice/5.1.6.1.0$Linux_X86_64 LibreOffice_project/10$Build-1</meta:generator>
    <meta:document-statistic meta:table-count="0" meta:image-count="0" meta:object-count="0" meta:page-count="1" meta:paragraph-count="15" meta:word-count="442" meta:character-count="3016" meta:non-whitespace-character-count="2587"/>
  </office:meta>
</office:document-meta>
</file>